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hyphenate="false"/>
    </style:style>
    <style:style style:name="P3" style:parent-style-name="Normal" style:list-style-name="LFO1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4" style:parent-style-name="Normal" style:list-style-name="LFO1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5" style:parent-style-name="Normal" style:list-style-name="LFO1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6" style:parent-style-name="Normal" style:list-style-name="LFO1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7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8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9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font-weight="bold" style:font-weight-asian="bold" fo:language="en" fo:country="GB" fo:hyphenate="false"/>
    </style:style>
    <style:style style:name="P10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11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12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13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font-weight="bold" style:font-weight-asian="bold" fo:language="en" fo:country="GB" fo:hyphenate="false"/>
    </style:style>
    <style:style style:name="P14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15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16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17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18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font-weight="bold" style:font-weight-asian="bold" fo:language="en" fo:country="GB" fo:hyphenate="false"/>
    </style:style>
    <style:style style:name="P19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20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21" style:parent-style-name="Normal" style:family="paragraph">
      <style:paragraph-properties style:vertical-align="baseline" fo:line-height="106%"/>
      <style:text-properties style:font-name="Calibri" style:font-name-asian="Calibri" style:font-name-complex="Times New Roman" fo:language="en" fo:country="GB" fo:hyphenate="false"/>
    </style:style>
    <style:style style:name="P22" style:parent-style-name="Normal" style:family="paragraph">
      <style:paragraph-properties style:vertical-align="baseline" fo:line-height="106%"/>
      <style:text-properties fo:hyphenate="false"/>
    </style:style>
    <style:style style:name="T23" style:parent-style-name="DefaultParagraphFont" style:family="text">
      <style:text-properties style:font-name="Calibri" style:font-name-asian="Calibri" style:font-name-complex="Times New Roman" fo:language="en" fo:country="GB"/>
    </style:style>
    <style:style style:name="T24" style:parent-style-name="DefaultParagraphFont" style:family="text">
      <style:text-properties style:font-name="Calibri" style:font-name-asian="Calibri" style:font-name-complex="Times New Roman" fo:language="en" fo:country="GB"/>
    </style:style>
    <style:style style:name="T25" style:parent-style-name="DefaultParagraphFont" style:family="text">
      <style:text-properties style:font-name="Calibri" style:font-name-asian="Calibri" style:font-name-complex="Times New Roman" fo:language="en" fo:country="GB"/>
    </style:style>
    <style:style style:name="T26" style:parent-style-name="DefaultParagraphFont" style:family="text">
      <style:text-properties style:font-name="Calibri" style:font-name-asian="Calibri" style:font-name-complex="Times New Roman" fo:language="en" fo:country="GB"/>
    </style:style>
    <style:style style:name="T27" style:parent-style-name="DefaultParagraphFont" style:family="text">
      <style:text-properties style:font-name="Calibri" style:font-name-asian="Calibri" style:font-name-complex="Times New Roman" fo:language="en" fo:country="GB"/>
    </style:style>
  </office:automatic-styles>
  <office:body>
    <office:text text:use-soft-page-breaks="true">
      <text:p text:style-name="P1">In game texts/dialogues</text:p>
      <text:p text:style-name="P2">Characters:</text:p>
      <text:list text:style-name="LFO1" text:continue-numbering="true">
        <text:list-item>
          <text:p text:style-name="P3">Normal random non-influential, fillers</text:p>
        </text:list-item>
        <text:list-item>
          <text:p text:style-name="P4">Suspicious characters, non-influential</text:p>
        </text:list-item>
        <text:list-item>
          <text:p text:style-name="P5">Suspicious characters, hinting towards the target</text:p>
        </text:list-item>
        <text:list-item>
          <text:p text:style-name="P6">Target</text:p>
        </text:list-item>
      </text:list>
      <text:p text:style-name="P7"/>
      <text:p text:style-name="P8">Normal random non-influential</text:p>
      <text:p text:style-name="P9">Suspicious characters, non-influential</text:p>
      <text:p text:style-name="P10">“I’m at the terminal now, waiting to board the plane” &gt; “Alright, tell me when you board the plane”</text:p>
      <text:p text:style-name="P11">“Everything is set and I’m ready for it” &gt; “Good, we’ll see how it goes”</text:p>
      <text:p text:style-name="P12"/>
      <text:p text:style-name="P13">Suspicious characters, hinting target identity</text:p>
      <text:p text:style-name="P14">“I’m at the terminal now, waiting to board the plane” &gt; “Alright, tell me when you board the plane”</text:p>
      <text:p text:style-name="P15">“There’s a man<text:s/>acting very nervous, he’s sweating and constantly looking at his phone”<text:s/>&gt; “How odd, maybe he is just nervous for the flight”</text:p>
      <text:p text:style-name="P16">“He keeps changing seats, this is freaking me out”<text:s/>&gt; “Maybe move a bit away”</text:p>
      <text:p text:style-name="P17"/>
      <text:p text:style-name="P18">Target</text:p>
      <text:p text:style-name="P19">“I just arrived at the terminal, waiting for the eagle to ready”<text:s/>&gt; “Alright, tell me when the<text:s/>bird<text:s/>is ready”</text:p>
      <text:p text:style-name="P20">“Not very busy here, at least not busier than our chicken den”<text:s/>&gt; “Great, that one<text:s/>chicken is<text:s/>hardly busy anyway”</text:p>
      <text:p text:style-name="P21">“The sun is shining bright, shiny like a gold-fish”<text:s/>&gt; “Okay,<text:s/>glare from the fish can be quite bright”</text:p>
      <text:p text:style-name="P22"><text:span text:style-name="T23">“</text:span><text:span text:style-name="T24">The seat is not very comfortable,<text:s/></text:span><text:span text:style-name="T25">but better than sitting on a horse</text:span><text:span text:style-name="T26">”</text:span><text:span text:style-name="T27"><text:s/>&gt; “Yeah, but a horse won’t get you where you are going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tamar Efrat</meta:initial-creator>
    <dc:creator>Itamar Efrat</dc:creator>
    <meta:creation-date>2018-01-27T12:20:00Z</meta:creation-date>
    <dc:date>2018-01-27T14:39:00Z</dc:date>
    <meta:template xlink:href="Normal.dotm" xlink:type="simple"/>
    <meta:editing-cycles>1</meta:editing-cycles>
    <meta:editing-duration>PT8340S</meta:editing-duration>
    <meta:document-statistic meta:page-count="1" meta:paragraph-count="2" meta:word-count="184" meta:character-count="1236" meta:row-count="8" meta:non-whitespace-character-count="1054"/>
  </office:meta>
</office:document-meta>
</file>